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6D80000163AAD04D0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i" svg:font-family="Coui"/>
    <style:font-face style:name="Mangal1" svg:font-family="Mangal"/>
    <style:font-face style:name="Segoe UI1" svg:font-family="'Segoe UI'"/>
    <style:font-face style:name="Times New Roman2" svg:font-family="'Times New Roman'"/>
    <style:font-face style:name="Times New Roman1" svg:font-family="'Times New Roman', serif"/>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center" style:justify-single-word="false" fo:text-indent="1.249cm" style:auto-text-indent="false"/>
      <style:text-properties fo:color="#000000" style:font-name="Times New Roman" fo:font-size="14pt" fo:font-weight="bold" style:font-size-asian="14pt" style:font-weight-asian="bold" style:font-name-complex="Times New Roman3"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3" style:font-size-complex="14pt"/>
    </style:style>
    <style:style style:name="P4" style:family="paragraph" style:parent-style-name="Standard">
      <style:paragraph-properties fo:line-height="150%"/>
      <style:text-properties fo:color="#000000" style:font-name="Times New Roman" fo:font-size="14pt" style:font-size-asian="14pt" style:font-name-complex="Times New Roman3" style:font-size-complex="14pt"/>
    </style:style>
    <style:style style:name="P5"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6" style:family="paragraph" style:parent-style-name="Standard">
      <style:paragraph-properties fo:line-height="150%" fo:text-align="end" style:justify-single-word="false"/>
      <style:text-properties fo:color="#000000" style:font-name="Times New Roman" fo:font-size="14pt" style:font-size-asian="14pt" style:font-name-complex="Times New Roman3" style:font-size-complex="14pt"/>
    </style:style>
    <style:style style:name="P7" style:family="paragraph" style:parent-style-name="Standard">
      <style:paragraph-properties fo:line-height="150%" fo:text-align="center" style:justify-single-word="false"/>
      <style:text-properties fo:color="#000000" style:font-name="Times New Roman" fo:font-size="14pt" fo:font-weight="bold" style:font-size-asian="14pt" style:font-weight-asian="bold" style:font-name-complex="Times New Roman3" style:font-size-complex="14pt"/>
    </style:style>
    <style:style style:name="P8" style:family="paragraph" style:parent-style-name="Standard">
      <style:paragraph-properties fo:line-height="150%" fo:text-align="start" style:justify-single-word="false"/>
      <style:text-properties fo:color="#000000" style:font-name="Times New Roman" fo:font-size="14pt" fo:font-weight="normal" style:font-size-asian="14pt" style:font-weight-asian="normal" style:font-name-complex="Times New Roman3" style:font-size-complex="14pt" style:font-weight-complex="normal"/>
    </style:style>
    <style:style style:name="P9" style:family="paragraph" style:parent-style-name="Standard">
      <style:paragraph-properties fo:line-height="150%" fo:text-align="justify" style:justify-single-word="false"/>
    </style:style>
    <style:style style:name="P10"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1"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font-weight-complex="bold"/>
    </style:style>
    <style:style style:name="P12"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13"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14"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15"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 fo:font-size="14pt" style:font-size-asian="14pt" style:font-name-complex="Times New Roman3" style:font-size-complex="14pt"/>
    </style:style>
    <style:style style:name="P16" style:family="paragraph" style:parent-style-name="List_20_Paragraph">
      <style:paragraph-properties fo:margin-left="1.251cm" fo:margin-right="0cm" fo:line-height="150%" fo:text-align="justify" style:justify-single-word="false" fo:text-indent="1.247cm" style:auto-text-indent="false"/>
    </style:style>
    <style:style style:name="P17"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3" style:font-size-complex="14pt"/>
    </style:style>
    <style:style style:name="P18" style:family="paragraph" style:parent-style-name="Standard">
      <style:paragraph-properties fo:margin-left="1.251cm" fo:margin-right="0cm" fo:line-height="150%" fo:text-align="center" style:justify-single-word="false" fo:text-indent="0cm" style:auto-text-indent="false"/>
    </style:style>
    <style:style style:name="P19"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style:font-size-asian="14pt" style:font-name-complex="Times New Roman3" style:font-size-complex="14pt"/>
    </style:style>
    <style:style style:name="P20"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3" style:font-size-complex="14pt"/>
    </style:style>
    <style:style style:name="P21" style:family="paragraph" style:parent-style-name="Standard">
      <style:paragraph-properties fo:line-height="150%"/>
      <style:text-properties fo:color="#000000" style:font-name="Courier New1" fo:font-size="9pt" style:font-name-asian="Consolas" style:font-size-asian="9pt" style:font-name-complex="Consolas" style:font-size-complex="9pt"/>
    </style:style>
    <style:style style:name="P22" style:family="paragraph" style:parent-style-name="Standard" style:list-style-name="">
      <style:paragraph-properties style:text-autospace="none"/>
      <style:text-properties fo:color="#000000" style:font-name="Courier New1" fo:font-size="9pt" style:font-name-asian="Consolas" style:font-size-asian="9pt" style:font-name-complex="Consolas" style:font-size-complex="9pt"/>
    </style:style>
    <style:style style:name="P23" style:family="paragraph" style:parent-style-name="Standard" style:list-style-name="">
      <style:paragraph-properties style:text-autospace="none"/>
      <style:text-properties style:font-name="Courier New1" fo:font-size="9pt" style:font-size-asian="9pt" style:font-size-complex="9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25"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style>
    <style:style style:name="P26"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27"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8"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29"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style:font-name="Times New Roman" fo:font-size="14pt" fo:font-weight="bold" style:font-size-asian="14pt" style:font-weight-asian="bold" style:font-size-complex="14pt"/>
    </style:style>
    <style:style style:name="P30"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 fo:font-size="14pt" style:font-size-asian="14pt" style:font-size-complex="14pt"/>
    </style:style>
    <style:style style:name="P31" style:family="paragraph" style:parent-style-name="List_20_Paragraph">
      <style:paragraph-properties fo:margin-left="1.251cm" fo:margin-right="0cm" fo:line-height="150%" fo:text-align="justify" style:justify-single-word="false" fo:text-indent="1.247cm" style:auto-text-indent="false"/>
    </style:style>
    <style:style style:name="T1" style:family="text">
      <style:text-properties fo:color="#000000"/>
    </style:style>
    <style:style style:name="T2" style:family="text">
      <style:text-properties fo:color="#000000" style:font-name="Times New Roman" fo:font-size="14pt" style:font-size-asian="14pt" style:font-name-complex="Times New Roman3" style:font-size-complex="14pt"/>
    </style:style>
    <style:style style:name="T3" style:family="text">
      <style:text-properties fo:color="#000000" style:font-name="Times New Roman" fo:font-size="14pt" fo:font-style="italic" style:font-size-asian="14pt" style:font-style-asian="italic" style:font-name-complex="Times New Roman3" style:font-size-complex="14pt"/>
    </style:style>
    <style:style style:name="T4" style:family="text">
      <style:text-properties fo:color="#000000" style:font-name="Times New Roman" fo:font-size="14pt" fo:font-style="italic" style:text-underline-style="solid" style:text-underline-width="auto" style:text-underline-color="font-color" style:font-size-asian="14pt" style:font-style-asian="italic" style:font-name-complex="Times New Roman3" style:font-size-complex="14pt"/>
    </style:style>
    <style:style style:name="T5" style:family="text">
      <style:text-properties fo:color="#000000" style:font-name="Times New Roman" fo:font-size="14pt" fo:language="en" fo:country="US" fo:font-style="italic" style:text-underline-style="solid" style:text-underline-width="auto" style:text-underline-color="font-color" style:font-size-asian="14pt" style:font-style-asian="italic" style:font-name-complex="Times New Roman3" style:font-size-complex="14pt"/>
    </style:style>
    <style:style style:name="T6" style:family="text">
      <style:text-properties fo:color="#000000" style:font-name="Times New Roman" fo:font-size="14pt" fo:font-style="normal" style:font-size-asian="14pt" style:font-style-asian="normal" style:font-name-complex="Times New Roman3" style:font-size-complex="14pt" style:font-style-complex="normal"/>
    </style:style>
    <style:style style:name="T7" style:family="text">
      <style:text-properties fo:color="#000000" fo:language="en" fo:country="US" style:font-name-asian="Consolas" style:font-name-complex="Consolas"/>
    </style:style>
    <style:style style:name="T8" style:family="text">
      <style:text-properties fo:color="#000000" style:font-name-asian="Consolas" style:font-name-complex="Consolas"/>
    </style:style>
    <style:style style:name="T9" style:family="text">
      <style:text-properties fo:color="#000000" style:font-name="Times New Roman" fo:font-size="14pt" fo:font-weight="bold" style:font-size-asian="14pt" style:font-weight-asian="bold" style:font-name-complex="Times New Roman3" style:font-size-complex="14pt"/>
    </style:style>
    <style:style style:name="T10" style:family="text">
      <style:text-properties fo:color="#000000" fo:font-style="italic" fo:font-weight="bold" style:font-weight-asian="bold" style:font-name-complex="Times New Roman3"/>
    </style:style>
    <style:style style:name="T11" style:family="text">
      <style:text-properties fo:color="#000000" style:font-name="Courier New1" fo:font-size="9pt" style:font-name-asian="Consolas" style:font-size-asian="9pt" style:font-name-complex="Consolas" style:font-size-complex="9pt"/>
    </style:style>
    <style:style style:name="T12" style:family="text">
      <style:text-properties fo:language="en" fo:country="US"/>
    </style:style>
    <style:style style:name="T13" style:family="text">
      <style:text-properties fo:color="#0000ff" style:font-name-asian="Consolas" style:font-name-complex="Consolas"/>
    </style:style>
    <style:style style:name="T14" style:family="text">
      <style:text-properties fo:color="#0000ff" style:font-name="Courier New1"/>
    </style:style>
    <style:style style:name="T15" style:family="text">
      <style:text-properties fo:color="#2b91af" style:font-name="Courier New1"/>
    </style:style>
    <style:style style:name="T16" style:family="text">
      <style:text-properties fo:color="#a31515" style:font-name-asian="Consolas" style:font-name-complex="Consolas"/>
    </style:style>
    <style:style style:name="T17" style:family="text">
      <style:text-properties fo:font-variant="normal" fo:text-transform="none" fo:color="#000000" style:font-name="Times New Roman2" fo:font-size="14pt" fo:letter-spacing="normal" fo:font-style="normal" fo:font-weight="normal" style:font-size-asian="14pt" style:font-style-asian="normal" style:font-name-complex="Times New Roman3" style:font-size-complex="14pt" style:font-style-complex="normal"/>
    </style:style>
    <style:style style:name="T18" style:family="text">
      <style:text-properties fo:font-variant="normal" fo:text-transform="none" fo:color="#000000" style:font-name="Times New Roman2" fo:letter-spacing="normal" fo:font-style="normal"/>
    </style:style>
    <style:style style:name="T19" style:family="text">
      <style:text-properties fo:font-style="italic" fo:font-weight="bold"/>
    </style:style>
    <style:style style:name="T20" style:family="text">
      <style:text-properties style:text-position="33% 80%"/>
    </style:style>
    <style:style style:name="T21" style:family="text">
      <style:text-properties fo:language="ru" fo:country="RU"/>
    </style:style>
    <style:style style:name="T22" style:family="text">
      <style:text-properties style:font-name="Consolas" fo:font-size="9.5pt" style:font-size-asian="9.5pt" style:font-size-complex="9.5pt"/>
    </style:style>
    <style:style style:name="T23"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МИНОБРНАУКИ РОССИИ </text:p>
      <text:p text:style-name="P10">Федеральное государственное бюджетное образовательное учреждение </text:p>
      <text:p text:style-name="P10">высшего образования «Тульский государственный университет» </text:p>
      <text:p text:style-name="P10">Кафедра вычислительной техники </text:p>
      <text:p text:style-name="P10"/>
      <text:p text:style-name="P10">Отчет по лабораторной работе №7</text:p>
      <text:p text:style-name="P27"><text:span text:style-name="T18">Сетевые алгоритмы</text:span> </text:p>
      <text:p text:style-name="P11">Вариант 6</text:p>
      <text:p text:style-name="P14">Выполнил студент группы 220681</text:p>
      <text:p text:style-name="P14">Гришанов Александр Александрович</text:p>
      <text:p text:style-name="P14"/>
      <text:p text:style-name="P14">Проверил:</text:p>
      <text:p text:style-name="P12">Доц. Афанасьева Светлана Михайловна</text:p>
      <text:p text:style-name="P14"/>
      <text:p text:style-name="P13"/>
      <text:p text:style-name="P13"/>
      <text:p text:style-name="P13"/>
      <text:p text:style-name="P13"><text:s text:c="2"/></text:p>
      <text:p text:style-name="P10"/>
      <text:p text:style-name="P10"/>
      <text:p text:style-name="P10"/>
      <text:p text:style-name="P10"/>
      <text:p text:style-name="P10"/>
      <text:p text:style-name="P10"/>
      <text:p text:style-name="P10">Тула 2019</text:p>
      <text:p text:style-name="P29"><text:soft-page-break/>1. Цель работы</text:p>
      <text:p text:style-name="P30"><text:span text:style-name="T1">Ознакомиться с основными сетевыми алгоритмами.</text:span><text:span text:style-name="T1"> </text:span></text:p>
      <text:p text:style-name="P17"/>
      <text:p text:style-name="P18"><text:span text:style-name="T9">2. Теоретическая справка</text:span></text:p>
      <text:p text:style-name="P24"><text:span text:style-name="T10"><text:tab/></text:span><text:span text:style-name="T19">Обход сети.</text:span> Алгоритмы обхода сети в глубину и ширину работают аналогично алгоритмам обхода деревьев, за исключением того, что в классе узлов появляется новое свойство, по которому можно узнать, посещался ли узел прежде. Без этого свойства алгоритм обхода способен войти в бесконечный цикл.</text:p>
      <text:p text:style-name="P26"><text:span text:style-name="T19"><text:tab/>Связность.</text:span> Вы можете определить, является ли сеть связной, начиная с заданного узла. Для этого ее нужно обойти, используя узел в качестве исходной точки, и затем установить, был ли посещен каждый узел в сети. </text:p>
      <text:p text:style-name="P26"><text:span text:style-name="T19"><text:tab/>Остовным</text:span> называют дерево, которое охватывает все узлы сети. Минимальное остовное дерево имеет наименьшие затраты из возможных. Обход остовного дерева, является хорошим примером жадного алгоритма.</text:p>
      <text:p text:style-name="P26">Алгоритм с установкой меток всегда добавляет к промежуточному значению элементы, которые затем войдут в итоговый результат. Поиск кратчайшего пути с установкой меток является обходом сети в ширину. Алгоритм с установкой меток прикрепляет к промежуточному значению элементы, которые затем могут быть заменены другими элементами. Поиск кратчайшего пути с коррекцией меток является обходом сети в глубину.</text:p>
      <text:p text:style-name="P26"><text:span text:style-name="T19"><text:tab/>Поиск кратчайшего пути</text:span> между всеми парами вершин находит маршрут между любыми двумя узлами сети. Он выполняется за полиномиальное время, однако полином O(N<text:span text:style-name="T20">3</text:span>) достаточно велик для того, чтобы данный алгоритм был слишком медленным для объемных сетей. Ему также требуется память объемом O(N<text:span text:style-name="T20">2</text:span>), что делает его довольно ресурсоемким в больших масштабах. </text:p>
      <text:p text:style-name="P26"><text:soft-page-break/><text:span text:style-name="T19"><text:tab/>Топологическая сортировка</text:span> расширяет частичное упорядочивание до полного, позволяя вам выполнять задачи в подходящем порядке. С ее помощью можно также определить, содержит ли сеть циклы. </text:p>
      <text:p text:style-name="P26">Если карта является двухцветной, для нее легко найти способ раскрашивания двумя цветами. </text:p>
      <text:p text:style-name="P26"><text:span text:style-name="T19"><text:tab/>Задача определения трехцветной карты</text:span> считается крайне сложной. Любую карту можно закрасить максимум четырьмя цветами, но сделать это не всегда просто. Жадный алгоритм во многих случаях способен закрасить карту без использования слишком большого количества лишних цветов.</text:p>
      <text:p text:style-name="P26"><text:tab/>Для <text:span text:style-name="T19">поиска максимального потока</text:span> можно задействовать (виртуальную) остаточную сеть. Дополняющий путь показывает, как улучшить потоки. С помощью максимальных потоков можно распределять должности между работниками, находить минимальный разрез потока и устанавливать количество несвязных путей между исходной и конечной точками.</text:p>
      <text:p text:style-name="P25"/>
      <text:p text:style-name="P2">3. Задания</text:p>
      <text:p text:style-name="P3">3.1 Задания:</text:p>
      <text:p text:style-name="P16"><text:span text:style-name="T3">Задание 1:</text:span><text:span text:style-name="T6"> </text:span><text:span text:style-name="T17">Напишите программу, которая должна позволять вам создавать, сохранять и загружать тестовые сети. Кнопки на панели инструментов дают возможность пользователю добавлять узлы, одно- и двунаправленные звенья (на самом деле это два звена, соединяющие нажатые узлы в обоих направлениях). Меню File должно иметь пункты New, Open и Save As для создания, сохранения и загрузки сетей. Расширьте программу, добавив в нее инструмент, который ищет и отображает дерево кратчайшего пути с установкой меток. Его корень должен находиться в узле, по которому щелкнул пользователь. </text:span></text:p>
      <text:p text:style-name="P16"><text:span text:style-name="T17"/></text:p>
      <text:p text:style-name="P16"><text:soft-page-break/><text:span text:style-name="T6">.</text:span><text:span text:style-name="T3"> </text:span></text:p>
      <text:p text:style-name="P1"><text:span text:style-name="T4">3.</text:span><text:span text:style-name="T5">2</text:span><text:span text:style-name="T4"> Алгоритмы:</text:span></text:p>
      <text:p text:style-name="P19"><text:tab/>Реализован<text:span text:style-name="T21">а базовая программа для работы с не взвешенными графами</text:span>. Очистка, открытие, сохранение сетей, обход.</text:p>
      <text:p text:style-name="P9"><text:span text:style-name="T2"><text:tab/></text:span><text:span text:style-name="T4">3.3 Тестирование:</text:span></text:p>
      <text:p text:style-name="P9"><text:span text:style-name="T2"><text:tab/><text:tab/></text:span><text:span text:style-name="T3">3.3.1 Тестирование программы для задачи 1</text:span></text:p>
      <text:p text:style-name="P15">Работает исправно, если не открывать пустой файл.</text:p>
      <text:p text:style-name="P5"><text:tab/></text:p>
      <text:p text:style-name="P7">Список литературы</text:p>
      <text:p text:style-name="P9"><text:span text:style-name="T2">1. METANIT.COM. C#/.NET (Электронный ресурс) – Режим доступа: </text:span><text:a xlink:type="simple" xlink:href="https://metanit.com/sharp/" text:style-name="Internet_20_link" text:visited-style-name="Visited_20_Internet_20_Link">https://metanit.com/sharp/</text:a><text:span text:style-name="T2">;</text:span></text:p>
      <text:p text:style-name="P5">2. Методические указания к лабораторным работам(Электронное пособие).</text:p>
      <text:p text:style-name="P20">Приложения</text:p>
      <text:p text:style-name="P6">Приложение 1.1 </text:p>
      <text:p text:style-name="P4">Исходный код задания 1</text:p>
      <text:p text:style-name="P21"><text:span text:style-name="T22"><text:s/></text:span><text:span text:style-name="T14">public</text:span><text:span text:style-name="T23"> </text:span><text:span text:style-name="T14">class</text:span><text:span text:style-name="T23"> </text:span><text:span text:style-name="T15">TableM</text:span><text:span text:style-name="T23"> <text:s text:c="7"/>{</text:span></text:p>
      <text:p text:style-name="P23"><text:span text:style-name="T8"><text:s text:c="12"/></text:span><text:span text:style-name="T13">int</text:span><text:span text:style-name="T8"> n = 10;</text:span></text:p>
      <text:p text:style-name="P23"><text:span text:style-name="T8"><text:s text:c="12"/></text:span><text:span text:style-name="T13">bool</text:span><text:span text:style-name="T8">[,] ls;</text:span></text:p>
      <text:p text:style-name="P22"><text:s text:c="12"/>Form1 f_m;</text:p>
      <text:p text:style-name="P23"><text:span text:style-name="T8"><text:s text:c="12"/>List&lt;</text:span><text:span text:style-name="T13">int</text:span><text:span text:style-name="T8">&gt; AllList = </text:span><text:span text:style-name="T13">new</text:span><text:span text:style-name="T8"> List&lt;</text:span><text:span text:style-name="T13">int</text:span><text:span text:style-name="T8">&gt;();</text:span></text:p>
      <text:p text:style-name="P23"><text:span text:style-name="T8"><text:s text:c="12"/></text:span><text:span text:style-name="T13">int</text:span><text:span text:style-name="T8">[] flag;</text:span></text:p>
      <text:p text:style-name="P23"><text:span text:style-name="T8"><text:s text:c="12"/></text:span><text:span text:style-name="T13">public</text:span><text:span text:style-name="T8"> TableM(Form1 f) <text:s text:c="11"/>{</text:span></text:p>
      <text:p text:style-name="P22"><text:s text:c="16"/>f_m = f;</text:p>
      <text:p text:style-name="P23"><text:span text:style-name="T8"><text:s text:c="16"/>ls = </text:span><text:span text:style-name="T13">new</text:span><text:span text:style-name="T8"> </text:span><text:span text:style-name="T13">bool</text:span><text:span text:style-name="T8">[n, n];</text:span></text:p>
      <text:p text:style-name="P22"><text:s text:c="16"/>ReloadFlags(); <text:s text:c="11"/>}</text:p>
      <text:p text:style-name="P23"><text:span text:style-name="T8"><text:s text:c="12"/></text:span><text:span text:style-name="T13">public</text:span><text:span text:style-name="T8"> </text:span><text:span text:style-name="T13">void</text:span><text:span text:style-name="T8"> Open() <text:s text:c="11"/>{</text:span></text:p>
      <text:p text:style-name="P22"><text:s text:c="16"/>Remove();</text:p>
      <text:p text:style-name="P23"><text:span text:style-name="T8"><text:s text:c="16"/>StreamReader fl = </text:span><text:span text:style-name="T13">new</text:span><text:span text:style-name="T8"> StreamReader(</text:span><text:span text:style-name="T16">"sf.txt"</text:span><text:span text:style-name="T8">);</text:span></text:p>
      <text:p text:style-name="P23"><text:soft-page-break/><text:span text:style-name="T8"><text:s text:c="16"/></text:span><text:span text:style-name="T13">string</text:span><text:span text:style-name="T8">[] s = fl.ReadLine().Split();</text:span></text:p>
      <text:p text:style-name="P23"><text:span text:style-name="T8"><text:s text:c="16"/></text:span><text:span text:style-name="T13">for</text:span><text:span text:style-name="T8"> (</text:span><text:span text:style-name="T13">int</text:span><text:span text:style-name="T8"> i = 0; i &lt; s.Length; i++) <text:s text:c="15"/>{</text:span></text:p>
      <text:p text:style-name="P23"><text:span text:style-name="T8"><text:s text:c="20"/></text:span><text:span text:style-name="T13">if</text:span><text:span text:style-name="T8"> (s[i] != </text:span><text:span text:style-name="T16">""</text:span><text:span text:style-name="T8">)</text:span></text:p>
      <text:p text:style-name="P22"><text:s text:c="24"/>AllList.Add(Convert.ToInt32(s[i])); <text:s text:c="15"/>}</text:p>
      <text:p text:style-name="P22"><text:s text:c="16"/>s = fl.ReadLine().Split();</text:p>
      <text:p text:style-name="P23"><text:span text:style-name="T8"><text:s text:c="16"/></text:span><text:span text:style-name="T13">int</text:span><text:span text:style-name="T8"> t = 0;</text:span></text:p>
      <text:p text:style-name="P23"><text:span text:style-name="T8"><text:s text:c="16"/></text:span><text:span text:style-name="T13">for</text:span><text:span text:style-name="T8"> (</text:span><text:span text:style-name="T13">int</text:span><text:span text:style-name="T8"> i = 0; i &lt; AllList.Count; i++) <text:s text:c="15"/>{</text:span></text:p>
      <text:p text:style-name="P23"><text:span text:style-name="T8"><text:s text:c="20"/></text:span><text:span text:style-name="T13">for</text:span><text:span text:style-name="T8"> (</text:span><text:span text:style-name="T13">int</text:span><text:span text:style-name="T8"> j = 0; j &lt; AllList.Count; j++) <text:s text:c="19"/>{</text:span></text:p>
      <text:p text:style-name="P23"><text:span text:style-name="T8"><text:s text:c="24"/></text:span><text:span text:style-name="T13">if</text:span><text:span text:style-name="T8"> (s[t] != </text:span><text:span text:style-name="T16">""</text:span><text:span text:style-name="T8">) <text:s text:c="23"/>{</text:span></text:p>
      <text:p text:style-name="P22"><text:s text:c="28"/>ls[i, j] = Convert.ToBoolean(s[t]); <text:s text:c="23"/>}</text:p>
      <text:p text:style-name="P22"><text:s text:c="24"/>t++; <text:s text:c="19"/>} <text:s text:c="15"/>}</text:p>
      <text:p text:style-name="P22"><text:s text:c="16"/>fl.Close(); <text:s text:c="11"/>}</text:p>
      <text:p text:style-name="P23"><text:span text:style-name="T8"><text:s text:c="12"/></text:span><text:span text:style-name="T13">public</text:span><text:span text:style-name="T8"> </text:span><text:span text:style-name="T13">void</text:span><text:span text:style-name="T8"> Save() <text:s text:c="11"/>{</text:span></text:p>
      <text:p text:style-name="P23"><text:span text:style-name="T8"><text:s text:c="16"/>FileStream f1 = <text:s/>File.Create(</text:span><text:span text:style-name="T16">"sf.txt"</text:span><text:span text:style-name="T8">);</text:span></text:p>
      <text:p text:style-name="P22"><text:s text:c="16"/>f1.Close();</text:p>
      <text:p text:style-name="P23"><text:span text:style-name="T8"><text:s text:c="16"/>StreamWriter fl = </text:span><text:span text:style-name="T13">new</text:span><text:span text:style-name="T8"> StreamWriter(</text:span><text:span text:style-name="T16">"sf.txt"</text:span><text:span text:style-name="T8">);</text:span></text:p>
      <text:p text:style-name="P23"><text:span text:style-name="T8"><text:s text:c="16"/></text:span><text:span text:style-name="T13">for</text:span><text:span text:style-name="T8"> (</text:span><text:span text:style-name="T13">int</text:span><text:span text:style-name="T8"> i = 0; i &lt; AllList.Count; i++) <text:s text:c="15"/>{</text:span></text:p>
      <text:p text:style-name="P23"><text:span text:style-name="T8"><text:s text:c="20"/>fl.Write(AllList[i] + </text:span><text:span text:style-name="T16">" "</text:span><text:span text:style-name="T8">); <text:s text:c="15"/>}</text:span></text:p>
      <text:p text:style-name="P22"><text:s text:c="16"/>fl.WriteLine();</text:p>
      <text:p text:style-name="P23"><text:span text:style-name="T8"><text:s text:c="16"/></text:span><text:span text:style-name="T13">for</text:span><text:span text:style-name="T8"> (</text:span><text:span text:style-name="T13">int</text:span><text:span text:style-name="T8"> i = 0; i &lt; AllList.Count; i++) <text:s text:c="15"/>{</text:span></text:p>
      <text:p text:style-name="P23"><text:span text:style-name="T8"><text:s text:c="20"/></text:span><text:span text:style-name="T13">for</text:span><text:span text:style-name="T8"> (</text:span><text:span text:style-name="T13">int</text:span><text:span text:style-name="T8"> j = 0; j &lt; AllList.Count; j++) <text:s text:c="19"/>{</text:span></text:p>
      <text:p text:style-name="P23"><text:span text:style-name="T8"><text:s text:c="24"/>fl.Write(ls[i, j] + </text:span><text:span text:style-name="T16">" "</text:span><text:span text:style-name="T8">); } <text:s text:c="15"/>}</text:span></text:p>
      <text:p text:style-name="P22"><text:s text:c="16"/>fl.Close(); <text:s text:c="11"/>}</text:p>
      <text:p text:style-name="P23"><text:span text:style-name="T8"><text:s text:c="12"/></text:span><text:span text:style-name="T13">public</text:span><text:span text:style-name="T8"> </text:span><text:span text:style-name="T13">void</text:span><text:span text:style-name="T8"> Remove() <text:s text:c="11"/>{</text:span></text:p>
      <text:p text:style-name="P23"><text:span text:style-name="T8"><text:s text:c="16"/></text:span><text:span text:style-name="T13">int</text:span><text:span text:style-name="T8"> temp_length = AllList.Count;</text:span></text:p>
      <text:p text:style-name="P23"><text:span text:style-name="T8"><text:s text:c="16"/></text:span><text:span text:style-name="T13">while</text:span><text:span text:style-name="T8">(AllList.Count!=0) <text:s text:c="15"/>{</text:span></text:p>
      <text:p text:style-name="P22"><text:s text:c="20"/>AllList.RemoveAt(0); <text:s text:c="15"/>}</text:p>
      <text:p text:style-name="P23"><text:span text:style-name="T8"><text:s text:c="16"/></text:span><text:span text:style-name="T13">for</text:span><text:span text:style-name="T8"> (</text:span><text:span text:style-name="T13">int</text:span><text:span text:style-name="T8"> i = 0; i &lt; temp_length; i++) <text:s text:c="15"/>{</text:span></text:p>
      <text:p text:style-name="P23"><text:span text:style-name="T8"><text:s text:c="20"/></text:span><text:span text:style-name="T13">for</text:span><text:span text:style-name="T8"> (</text:span><text:span text:style-name="T13">int</text:span><text:span text:style-name="T8"> j = 0; j &lt; temp_length; j++) <text:s text:c="19"/>{</text:span></text:p>
      <text:p text:style-name="P23"><text:span text:style-name="T8"><text:s text:c="24"/>ls[i, j] = </text:span><text:span text:style-name="T13">false</text:span><text:span text:style-name="T8">;}}}</text:span></text:p>
      <text:p text:style-name="P23"><text:span text:style-name="T8"><text:s text:c="12"/></text:span><text:span text:style-name="T13">public</text:span><text:span text:style-name="T8"> </text:span><text:span text:style-name="T13">void</text:span><text:span text:style-name="T8"> ReloadFlags() <text:s text:c="11"/>{</text:span></text:p>
      <text:p text:style-name="P23"><text:span text:style-name="T8"><text:s text:c="16"/>flag = </text:span><text:span text:style-name="T13">new</text:span><text:span text:style-name="T8"> </text:span><text:span text:style-name="T13">int</text:span><text:span text:style-name="T8">[AllList.Count];</text:span></text:p>
      <text:p text:style-name="P23"><text:span text:style-name="T8"><text:s text:c="16"/></text:span><text:span text:style-name="T13">for</text:span><text:span text:style-name="T8"> (</text:span><text:span text:style-name="T13">int</text:span><text:span text:style-name="T8"> t = 0; t &lt; flag.Length; t++) <text:s text:c="15"/>{</text:span></text:p>
      <text:p text:style-name="P22"><text:s text:c="20"/>flag[t] = 0; }}</text:p>
      <text:p text:style-name="P23"><text:span text:style-name="T8"><text:s text:c="12"/></text:span><text:span text:style-name="T13">public</text:span><text:span text:style-name="T8"> </text:span><text:span text:style-name="T13">void</text:span><text:span text:style-name="T8"> ResizeUp(</text:span><text:span text:style-name="T13">bool</text:span><text:span text:style-name="T8">[,] a1) <text:s text:c="11"/>{</text:span></text:p>
      <text:p text:style-name="P23"><text:span text:style-name="T8"><text:s text:c="16"/></text:span><text:span text:style-name="T13">bool</text:span><text:span text:style-name="T8">[,] a2 = </text:span><text:span text:style-name="T13">new</text:span><text:span text:style-name="T8"> </text:span><text:span text:style-name="T13">bool</text:span><text:span text:style-name="T8">[a1.Length + 10, a1.Length + 10];</text:span></text:p>
      <text:p text:style-name="P23"><text:span text:style-name="T8"><text:s text:c="16"/></text:span><text:span text:style-name="T13">for</text:span><text:span text:style-name="T8"> (</text:span><text:span text:style-name="T13">int</text:span><text:span text:style-name="T8"> i = 0; i &lt; a1.Length; i++) <text:s text:c="15"/>{</text:span></text:p>
      <text:p text:style-name="P23"><text:span text:style-name="T8"><text:s text:c="20"/></text:span><text:span text:style-name="T13">for</text:span><text:span text:style-name="T8"> (</text:span><text:span text:style-name="T13">int</text:span><text:span text:style-name="T8"> j = 0; j &lt; a1.Length; j++) <text:s text:c="19"/>{</text:span></text:p>
      <text:p text:style-name="P22"><text:soft-page-break/><text:s text:c="24"/>a2[i, j] = a1[i, j];}} ls = a2;}</text:p>
      <text:p text:style-name="P23"><text:span text:style-name="T8"><text:s text:c="12"/></text:span><text:span text:style-name="T13">public</text:span><text:span text:style-name="T8"> </text:span><text:span text:style-name="T13">void</text:span><text:span text:style-name="T8"> Obxod() <text:s text:c="11"/>{</text:span></text:p>
      <text:p text:style-name="P22"><text:s text:c="16"/>ReloadFlags();</text:p>
      <text:p text:style-name="P23"><text:span text:style-name="T8"><text:s text:c="16"/></text:span><text:span text:style-name="T13">for</text:span><text:span text:style-name="T8"> (</text:span><text:span text:style-name="T13">int</text:span><text:span text:style-name="T8"> i = 0; i &lt; AllList.Count; i++) <text:s text:c="15"/>{</text:span></text:p>
      <text:p text:style-name="P23"><text:span text:style-name="T8"><text:s text:c="20"/></text:span><text:span text:style-name="T13">if</text:span><text:span text:style-name="T8"> (flag[i] == 1) <text:s text:c="19"/>{</text:span></text:p>
      <text:p text:style-name="P23"><text:span text:style-name="T8"><text:s text:c="24"/></text:span><text:span text:style-name="T13">continue</text:span><text:span text:style-name="T8">; <text:s text:c="19"/>}</text:span></text:p>
      <text:p text:style-name="P22"><text:s text:c="20"/>flag[i] = 1;</text:p>
      <text:p text:style-name="P23"><text:span text:style-name="T8"><text:s text:c="20"/></text:span><text:span text:style-name="T13">for</text:span><text:span text:style-name="T8"> (</text:span><text:span text:style-name="T13">int</text:span><text:span text:style-name="T8"> j = i; j &lt; AllList.Count; j++) <text:s text:c="19"/>{</text:span></text:p>
      <text:p text:style-name="P23"><text:span text:style-name="T8"><text:s text:c="24"/></text:span><text:span text:style-name="T13">if</text:span><text:span text:style-name="T8"> (ls[i, j] == </text:span><text:span text:style-name="T13">true</text:span><text:span text:style-name="T8">) <text:s text:c="23"/>{</text:span></text:p>
      <text:p text:style-name="P23"><text:span text:style-name="T8"><text:s text:c="28"/></text:span><text:span text:style-name="T13">if</text:span><text:span text:style-name="T8"> (ls[i, j] == ls[j, i]) <text:s text:c="27"/>{</text:span></text:p>
      <text:p text:style-name="P23"><text:span text:style-name="T8"><text:s text:c="32"/>f_m.Logs.Text += </text:span><text:span text:style-name="T16">$" |</text:span><text:span text:style-name="T8">{AllList[i]}</text:span><text:span text:style-name="T16"> &lt;&gt; </text:span><text:span text:style-name="T8">{AllList[j]}</text:span><text:span text:style-name="T16">| "</text:span><text:span text:style-name="T8">;</text:span><text:span text:style-name="T7">}</text:span><text:span text:style-name="T8"> <text:s text:c="20"/></text:span></text:p>
      <text:p text:style-name="P23"><text:span text:style-name="T8"><text:s text:c="28"/></text:span><text:span text:style-name="T13">else</text:span><text:span text:style-name="T8">{f_m.Logs.Text += </text:span><text:span text:style-name="T16">$" |</text:span><text:span text:style-name="T8">{AllList[i]}</text:span><text:span text:style-name="T16"> &gt; </text:span><text:span text:style-name="T8">{AllList[j]}</text:span><text:span text:style-name="T16">| "</text:span><text:span text:style-name="T8">; <text:s text:c="27"/></text:span></text:p>
      <text:p text:style-name="P22"><text:s text:c="24"/>}<text:span text:style-name="T12">}</text:span>}}}</text:p>
      <text:p text:style-name="P23"><text:span text:style-name="T8"><text:s text:c="12"/></text:span><text:span text:style-name="T13">public</text:span><text:span text:style-name="T8"> </text:span><text:span text:style-name="T13">int</text:span><text:span text:style-name="T8"> FindMYIndx(List&lt;</text:span><text:span text:style-name="T13">int</text:span><text:span text:style-name="T8">&gt; l, </text:span><text:span text:style-name="T13">int</text:span><text:span text:style-name="T8"> val) <text:s text:c="11"/>{</text:span></text:p>
      <text:p text:style-name="P23"><text:span text:style-name="T8"><text:s text:c="16"/></text:span><text:span text:style-name="T13">for</text:span><text:span text:style-name="T8"> (</text:span><text:span text:style-name="T13">int</text:span><text:span text:style-name="T8"> i = 0; i &lt; l.Count; i++) <text:s text:c="15"/>{</text:span></text:p>
      <text:p text:style-name="P23"><text:span text:style-name="T8"><text:s text:c="20"/></text:span><text:span text:style-name="T13">if</text:span><text:span text:style-name="T8"> (l[i] == val) <text:s text:c="19"/>{</text:span></text:p>
      <text:p text:style-name="P23"><text:span text:style-name="T8"><text:s text:c="24"/></text:span><text:span text:style-name="T13">return</text:span><text:span text:style-name="T8"> i;} }</text:span></text:p>
      <text:p text:style-name="P23"><text:span text:style-name="T8"><text:s text:c="16"/></text:span><text:span text:style-name="T13">return</text:span><text:span text:style-name="T8"> -1; <text:s text:c="9"/>}</text:span></text:p>
      <text:p text:style-name="P23"><text:span text:style-name="T8"><text:s text:c="12"/></text:span><text:span text:style-name="T13">public</text:span><text:span text:style-name="T8"> </text:span><text:span text:style-name="T13">void</text:span><text:span text:style-name="T8"> AddZero(</text:span><text:span text:style-name="T13">int</text:span><text:span text:style-name="T8"> val) <text:s text:c="11"/>{</text:span></text:p>
      <text:p text:style-name="P22"><text:s text:c="16"/>AllList.Add(val); <text:s text:c="11"/>}</text:p>
      <text:p text:style-name="P23"><text:span text:style-name="T8"><text:s text:c="12"/></text:span><text:span text:style-name="T13">public</text:span><text:span text:style-name="T8"> </text:span><text:span text:style-name="T13">void</text:span><text:span text:style-name="T8"> AddNode(</text:span><text:span text:style-name="T13">string</text:span><text:span text:style-name="T8"> val_t, </text:span><text:span text:style-name="T13">string</text:span><text:span text:style-name="T8"> parent_t, </text:span><text:span text:style-name="T13">int</text:span><text:span text:style-name="T8"> mode) <text:s text:c="11"/>{</text:span></text:p>
      <text:p text:style-name="P23"><text:span text:style-name="T8"><text:s text:c="16"/></text:span><text:span text:style-name="T13">int</text:span><text:span text:style-name="T8"> val, parent;</text:span></text:p>
      <text:p text:style-name="P23"><text:span text:style-name="T8"><text:s text:c="16"/></text:span><text:span text:style-name="T13">try</text:span><text:span text:style-name="T8"> <text:s text:c="15"/>{</text:span></text:p>
      <text:p text:style-name="P22"><text:s text:c="20"/>val = Convert.ToInt32(val_t); <text:s text:c="15"/>}</text:p>
      <text:p text:style-name="P23"><text:span text:style-name="T8"><text:s text:c="16"/></text:span><text:span text:style-name="T13">catch</text:span><text:span text:style-name="T8"> <text:s text:c="15"/>{</text:span></text:p>
      <text:p text:style-name="P23"><text:span text:style-name="T8"><text:s text:c="20"/>f_m.Logs.Text = </text:span><text:span text:style-name="T16">"Error val"</text:span><text:span text:style-name="T8">;</text:span></text:p>
      <text:p text:style-name="P23"><text:span text:style-name="T8"><text:s text:c="20"/></text:span><text:span text:style-name="T13">return</text:span><text:span text:style-name="T8">; <text:s text:c="15"/>}</text:span></text:p>
      <text:p text:style-name="P23"><text:span text:style-name="T8"><text:s text:c="16"/></text:span><text:span text:style-name="T13">if</text:span><text:span text:style-name="T8"> (AllList.Count == 0) <text:s text:c="15"/>{</text:span></text:p>
      <text:p text:style-name="P22"><text:s text:c="20"/>AddZero(val);</text:p>
      <text:p text:style-name="P23"><text:span text:style-name="T8"><text:s text:c="20"/></text:span><text:span text:style-name="T13">return</text:span><text:span text:style-name="T8">; <text:s text:c="15"/>}</text:span></text:p>
      <text:p text:style-name="P23"><text:span text:style-name="T8"><text:s text:c="16"/></text:span><text:span text:style-name="T13">try</text:span><text:span text:style-name="T8"> <text:s text:c="15"/>{</text:span></text:p>
      <text:p text:style-name="P22"><text:s text:c="20"/>parent = Convert.ToInt32(parent_t); <text:s text:c="15"/>}</text:p>
      <text:p text:style-name="P23"><text:span text:style-name="T8"><text:s text:c="16"/></text:span><text:span text:style-name="T13">catch</text:span><text:span text:style-name="T8"> <text:s text:c="15"/>{</text:span></text:p>
      <text:p text:style-name="P23"><text:span text:style-name="T8"><text:s text:c="20"/>f_m.Logs.Text = </text:span><text:span text:style-name="T16">"Error parent"</text:span><text:span text:style-name="T8">;</text:span></text:p>
      <text:p text:style-name="P23"><text:span text:style-name="T8"><text:s text:c="20"/></text:span><text:span text:style-name="T13">return</text:span><text:span text:style-name="T8">; <text:s text:c="15"/>}</text:span></text:p>
      <text:p text:style-name="P23"><text:span text:style-name="T8"><text:s text:c="16"/></text:span><text:span text:style-name="T13">int</text:span><text:span text:style-name="T8"> X = FindMYIndx(AllList, parent);</text:span></text:p>
      <text:p text:style-name="P23"><text:span text:style-name="T8"><text:s text:c="16"/></text:span><text:span text:style-name="T13">if</text:span><text:span text:style-name="T8"> (X == -1) <text:s text:c="15"/>{</text:span></text:p>
      <text:p text:style-name="P23"><text:span text:style-name="T8"><text:s text:c="20"/></text:span><text:span text:style-name="T13">if</text:span><text:span text:style-name="T8"> (AllList.Count != 0)</text:span></text:p>
      <text:p text:style-name="P23"><text:soft-page-break/><text:span text:style-name="T8"><text:s text:c="24"/>f_m.Logs.Text = </text:span><text:span text:style-name="T16">"Parent not found"</text:span><text:span text:style-name="T8">;</text:span></text:p>
      <text:p text:style-name="P23"><text:span text:style-name="T8"><text:s text:c="20"/></text:span><text:span text:style-name="T13">else</text:span><text:span text:style-name="T8"> <text:s text:c="19"/>{</text:span></text:p>
      <text:p text:style-name="P22"><text:s text:c="24"/>AddZero(val); <text:s text:c="19"/>}</text:p>
      <text:p text:style-name="P23"><text:span text:style-name="T8"><text:s text:c="20"/></text:span><text:span text:style-name="T13">return</text:span><text:span text:style-name="T8">; <text:s text:c="15"/>}</text:span></text:p>
      <text:p text:style-name="P23"><text:span text:style-name="T8"><text:s text:c="16"/></text:span><text:span text:style-name="T13">int</text:span><text:span text:style-name="T8"> Y;</text:span></text:p>
      <text:p text:style-name="P23"><text:span text:style-name="T8"><text:s text:c="16"/></text:span><text:span text:style-name="T13">if</text:span><text:span text:style-name="T8"> (!AllList.Contains(val)) <text:s text:c="15"/>{</text:span></text:p>
      <text:p text:style-name="P22"><text:s text:c="20"/>AllList.Add(val); <text:s text:c="15"/>}</text:p>
      <text:p text:style-name="P22"><text:s text:c="16"/>Y = FindMYIndx(AllList, val);</text:p>
      <text:p text:style-name="P23"><text:span text:style-name="T8"><text:s text:c="16"/></text:span><text:span text:style-name="T13">if</text:span><text:span text:style-name="T8"> (X &gt; ls.Length - 1 &amp;&amp; Y &gt; ls.Length - 1) <text:s text:c="15"/>{</text:span></text:p>
      <text:p text:style-name="P22"><text:s text:c="20"/>ResizeUp(ls); <text:s text:c="15"/>}</text:p>
      <text:p text:style-name="P23"><text:span text:style-name="T8"><text:s text:c="16"/></text:span><text:span text:style-name="T13">if</text:span><text:span text:style-name="T8"> (mode == 1)</text:span></text:p>
      <text:p text:style-name="P23"><text:span text:style-name="T8"><text:s text:c="20"/>ls[X, Y] = </text:span><text:span text:style-name="T13">true</text:span><text:span text:style-name="T8">;</text:span></text:p>
      <text:p text:style-name="P23"><text:span text:style-name="T8"><text:s text:c="16"/></text:span><text:span text:style-name="T13">else</text:span><text:span text:style-name="T8"> <text:s text:c="15"/>{</text:span></text:p>
      <text:p text:style-name="P23"><text:span text:style-name="T8"><text:s text:c="20"/>ls[X, Y] = </text:span><text:span text:style-name="T13">true</text:span><text:span text:style-name="T8">;</text:span></text:p>
      <text:p text:style-name="P23"><text:span text:style-name="T8"><text:s text:c="20"/>ls[Y, X] = </text:span><text:span text:style-name="T13">true</text:span><text:span text:style-name="T8">; }}</text:span></text:p>
      <text:p text:style-name="P23"><text:span text:style-name="T8"><text:s text:c="12"/></text:span><text:span text:style-name="T13">public</text:span><text:span text:style-name="T8"> </text:span><text:span text:style-name="T13">void</text:span><text:span text:style-name="T8"> DeleteNode(</text:span><text:span text:style-name="T13">int</text:span><text:span text:style-name="T8"> val) <text:s text:c="11"/>{</text:span></text:p>
      <text:p text:style-name="P23"><text:span text:style-name="T8"><text:s text:c="16"/></text:span><text:span text:style-name="T13">int</text:span><text:span text:style-name="T8"> Y = FindMYIndx(AllList, val);</text:span></text:p>
      <text:p text:style-name="P23"><text:span text:style-name="T8"><text:s text:c="16"/></text:span><text:span text:style-name="T13">if</text:span><text:span text:style-name="T8"> (Y == -1) <text:s text:c="15"/>{</text:span></text:p>
      <text:p text:style-name="P23"><text:span text:style-name="T8"><text:s text:c="20"/>f_m.Logs.Text = </text:span><text:span text:style-name="T16">"Parent not found"</text:span><text:span text:style-name="T8">;</text:span></text:p>
      <text:p text:style-name="P23"><text:span text:style-name="T8"><text:s text:c="20"/></text:span><text:span text:style-name="T13">return</text:span><text:span text:style-name="T8">; <text:s text:c="15"/>}</text:span></text:p>
      <text:p text:style-name="P23"><text:span text:style-name="T8"><text:s text:c="16"/></text:span><text:span text:style-name="T13">if</text:span><text:span text:style-name="T8"> (Y &gt; ls.Length - 1) <text:s text:c="15"/>{</text:span></text:p>
      <text:p text:style-name="P22"><text:s text:c="20"/>ResizeUp(ls); <text:s text:c="15"/>}</text:p>
      <text:p text:style-name="P23"><text:span text:style-name="T8"><text:s text:c="16"/></text:span><text:span text:style-name="T13">else</text:span><text:span text:style-name="T8"> <text:s text:c="15"/>{</text:span></text:p>
      <text:p text:style-name="P23"><text:span text:style-name="T8"><text:s text:c="20"/></text:span><text:span text:style-name="T13">for</text:span><text:span text:style-name="T8"> (</text:span><text:span text:style-name="T13">int</text:span><text:span text:style-name="T8"> i = 0; i &lt; AllList.Count; i++) <text:s text:c="19"/>{</text:span></text:p>
      <text:p text:style-name="P23"><text:span text:style-name="T8"><text:s text:c="24"/>ls[i, Y] = </text:span><text:span text:style-name="T13">false</text:span><text:span text:style-name="T8">;</text:span></text:p>
      <text:p text:style-name="P23"><text:span text:style-name="T8"><text:s text:c="24"/>ls[Y, i] = </text:span><text:span text:style-name="T13">false</text:span><text:span text:style-name="T8">; <text:s text:c="19"/>}</text:span></text:p>
      <text:p text:style-name="P22"><text:s text:c="20"/>AllList.Remove(Y);}}}</text:p>
      <text:p text:style-name="P22"><text:s text:c="7"/></text:p>
      <text:p text:style-name="P6"/>
      <text:p text:style-name="P6">Приложение 1.2</text:p>
      <text:p text:style-name="P4">Тест задания 1</text:p>
      <text:p text:style-name="P8"><draw:frame draw:style-name="fr1" draw:name="Графический объект1" text:anchor-type="paragraph" svg:x="5.948cm" svg:y="-0.404cm" svg:width="4.888cm" svg:height="3.646cm" draw:z-index="0"><draw:image xlink:href="Pictures/20000007000016D80000163AAD04D0C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i" svg:font-family="Coui"/>
    <style:font-face style:name="Mangal1" svg:font-family="Mangal"/>
    <style:font-face style:name="Segoe UI1" svg:font-family="'Segoe UI'"/>
    <style:font-face style:name="Times New Roman2" svg:font-family="'Times New Roman'"/>
    <style:font-face style:name="Times New Roman1" svg:font-family="'Times New Roman', serif"/>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3" style:font-size-asian="12pt" style:language-asian="ru" style:country-asian="RU" style:font-name-complex="Times New Roman3"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3"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3"/>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206</meta:editing-cycles>
    <meta:print-date>2019-09-23T21:17:18.47</meta:print-date>
    <meta:creation-date>2019-04-02T15:10:00</meta:creation-date>
    <dc:date>2019-11-04T14:57:08.64</dc:date>
    <meta:editing-duration>PT5H39M1S</meta:editing-duration>
    <meta:generator>OpenOffice/4.1.6$Win32 OpenOffice.org_project/416m1$Build-9790</meta:generator>
    <meta:document-statistic meta:table-count="0" meta:image-count="1" meta:object-count="0" meta:page-count="7" meta:paragraph-count="160" meta:word-count="1041" meta:character-count="9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